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" style:family="paragraph" style:parent-style-name="Standard" style:list-style-name="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Consolas" fo:font-size="10pt" style:font-name-asian="Consolas" style:font-size-asian="10pt" style:font-name-complex="Consolas" style:font-size-complex="10pt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style:text-underline-style="solid" style:text-underline-width="auto" style:text-underline-color="font-color"/>
    </style:style>
    <style:style style:name="T4" style:family="text">
      <style:text-properties fo:color="#000000" fo:font-style="italic" style:font-style-asian="italic" style:font-style-complex="italic"/>
    </style:style>
    <style:style style:name="T5" style:family="text">
      <style:text-properties fo:color="#0000c0"/>
    </style:style>
    <style:style style:name="T6" style:family="text">
      <style:text-properties fo:color="#0000c0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2a00ff"/>
    </style:style>
    <style:style style:name="T8" style:family="text">
      <style:text-properties fo:color="#646464"/>
    </style:style>
    <style:style style:name="T9" style:family="text">
      <style:text-properties fo:color="#6a3e3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package</text:span><text:span text:style-name="T2"> Jan1815LogPackage;</text:span></text:p>
      <text:p text:style-name="P1"/>
      <text:p text:style-name="P1"><text:span text:style-name="T1">import</text:span><text:span text:style-name="T2"> java.text.SimpleDateFormat;</text:span></text:p>
      <text:p text:style-name="P1"/>
      <text:p text:style-name="P1"><text:span text:style-name="T1">import</text:span><text:span text:style-name="T2"> </text:span><text:span text:style-name="T3">org.apache.log4j.Logger</text:span><text:span text:style-name="T2">;</text:span></text:p>
      <text:p text:style-name="P1"><text:span text:style-name="T1">import</text:span><text:span text:style-name="T2"> org.openqa.selenium.By;</text:span></text:p>
      <text:p text:style-name="P1"><text:span text:style-name="T1">import</text:span><text:span text:style-name="T2"> org.openqa.selenium.WebDriver;</text:span></text:p>
      <text:p text:style-name="P1"><text:span text:style-name="T1">import</text:span><text:span text:style-name="T2"> org.openqa.selenium.WebElement;</text:span></text:p>
      <text:p text:style-name="P1"><text:span text:style-name="T1">import</text:span><text:span text:style-name="T2"> org.openqa.selenium.firefox.FirefoxDriver;</text:span></text:p>
      <text:p text:style-name="P1"><text:span text:style-name="T1">import</text:span><text:span text:style-name="T2"> org.testng.Assert;</text:span></text:p>
      <text:p text:style-name="P1"><text:span text:style-name="T1">import</text:span><text:span text:style-name="T2"> org.testng.annotations.Test;</text:span></text:p>
      <text:p text:style-name="P1"/>
      <text:p text:style-name="P1"><text:span text:style-name="T1">import</text:span><text:span text:style-name="T2"> </text:span><text:span text:style-name="T3">org.openqa.selenium.By</text:span><text:span text:style-name="T2">;</text:span></text:p>
      <text:p text:style-name="P1"><text:span text:style-name="T1">import</text:span><text:span text:style-name="T2"> </text:span><text:span text:style-name="T3">org.openqa.selenium.WebDriver</text:span><text:span text:style-name="T2">;</text:span></text:p>
      <text:p text:style-name="P1"><text:span text:style-name="T1">import</text:span><text:span text:style-name="T2"> </text:span><text:span text:style-name="T3">org.openqa.selenium.WebElement</text:span><text:span text:style-name="T2">;</text:span></text:p>
      <text:p text:style-name="P1"><text:span text:style-name="T1">import</text:span><text:span text:style-name="T2"> </text:span><text:span text:style-name="T3">org.openqa.selenium.firefox.FirefoxDriver</text:span><text:span text:style-name="T2">;</text:span></text:p>
      <text:p text:style-name="P1"><text:span text:style-name="T1">import</text:span><text:span text:style-name="T2"> org.openqa.selenium.support.ui.ExpectedConditions;</text:span></text:p>
      <text:p text:style-name="P1"><text:span text:style-name="T1">import</text:span><text:span text:style-name="T2"> org.openqa.selenium.support.ui.WebDriverWait;</text:span></text:p>
      <text:p text:style-name="P1"><text:span text:style-name="T1">import</text:span><text:span text:style-name="T2"> </text:span><text:span text:style-name="T3">org.testng.Assert</text:span><text:span text:style-name="T2">;</text:span></text:p>
      <text:p text:style-name="P1"><text:span text:style-name="T1">import</text:span><text:span text:style-name="T2"> </text:span><text:span text:style-name="T3">org.testng.annotations.BeforeClass</text:span><text:span text:style-name="T2">;</text:span></text:p>
      <text:p text:style-name="P1"><text:span text:style-name="T1">import</text:span><text:span text:style-name="T2"> </text:span><text:span text:style-name="T3">org.testng.annotations.Test</text:span><text:span text:style-name="T2">;</text:span></text:p>
      <text:p text:style-name="P1"/>
      <text:p text:style-name="P1"><text:span text:style-name="T1">public</text:span><text:span text:style-name="T2"> </text:span><text:span text:style-name="T1">class</text:span><text:span text:style-name="T2"> Jan1815LogClass {</text:span></text:p>
      <text:p text:style-name="P2"><text:tab/></text:p>
      <text:p text:style-name="P2"><text:tab/></text:p>
      <text:p text:style-name="P1"><text:span text:style-name="T2"><text:tab/>String </text:span><text:span text:style-name="T5">url</text:span><text:span text:style-name="T2"> = </text:span><text:span text:style-name="T7">"http://demos.telerik.com/aspnet-ajax/datepicker/overview/defaultcs.aspx"</text:span><text:span text:style-name="T2">;</text:span></text:p>
      <text:p text:style-name="P1"><text:span text:style-name="T2"><text:tab/>WebDriver </text:span><text:span text:style-name="T5">firefox</text:span><text:span text:style-name="T2"> = </text:span><text:span text:style-name="T1">new</text:span><text:span text:style-name="T2"> FirefoxDriver();</text:span></text:p>
      <text:p text:style-name="P2"><text:tab/></text:p>
      <text:p text:style-name="P1"><text:span text:style-name="T2"><text:tab/></text:span><text:span text:style-name="T8">@Test</text:span></text:p>
      <text:p text:style-name="P1"><text:span text:style-name="T2"><text:tab/></text:span><text:span text:style-name="T1">public</text:span><text:span text:style-name="T2"> </text:span><text:span text:style-name="T1">void</text:span><text:span text:style-name="T2"> CalendarMethod(){</text:span></text:p>
      <text:p text:style-name="P1"><text:span text:style-name="T2"><text:tab/><text:tab/></text:span><text:span text:style-name="T5">firefox</text:span><text:span text:style-name="T2">.get(</text:span><text:span text:style-name="T5">url</text:span><text:span text:style-name="T2">);</text:span></text:p>
      <text:p text:style-name="P1"><text:span text:style-name="T2"><text:tab/><text:tab/></text:span><text:span text:style-name="T5">firefox</text:span><text:span text:style-name="T2">.manage().window().maximize();</text:span></text:p>
      <text:p text:style-name="P1"><text:span text:style-name="T2"><text:tab/><text:tab/>WebDriverWait </text:span><text:span text:style-name="T9">wait</text:span><text:span text:style-name="T2"> = </text:span><text:span text:style-name="T1">new</text:span><text:span text:style-name="T2"> WebDriverWait(</text:span><text:span text:style-name="T5">firefox</text:span><text:span text:style-name="T2">, 30);</text:span></text:p>
      <text:p text:style-name="P2"><text:tab/><text:tab/></text:p>
      <text:p text:style-name="P2"><text:tab/><text:tab/></text:p>
      <text:p text:style-name="P1"><text:span text:style-name="T2"><text:tab/><text:tab/></text:span><text:span text:style-name="T9">wait</text:span><text:span text:style-name="T2">.until(ExpectedConditions.</text:span><text:span text:style-name="T4">visibilityOfElementLocated</text:span><text:span text:style-name="T2">(By.</text:span><text:span text:style-name="T4">xpath</text:span><text:span text:style-name="T2">(</text:span><text:span text:style-name="T7">".//*[@id='ctl00_ContentPlaceholder1_RadDatePicker1_dateInput']"</text:span><text:span text:style-name="T2">)));</text:span></text:p>
      <text:p text:style-name="P2"><text:tab/></text:p>
      <text:p text:style-name="P1"><text:span text:style-name="T2"><text:tab/><text:tab/>WebElement </text:span><text:span text:style-name="T9">FromDate</text:span><text:span text:style-name="T2"> = </text:span><text:span text:style-name="T5">firefox</text:span><text:span text:style-name="T2">.findElement(By.</text:span><text:span text:style-name="T4">xpath</text:span><text:span text:style-name="T2">(</text:span><text:span text:style-name="T7">".//*[@id='ctl00_ContentPlaceholder1_RadDatePicker1_dateInput']"</text:span><text:span text:style-name="T2">));</text:span></text:p>
      <text:p text:style-name="P1"><text:span text:style-name="T2"><text:tab/><text:tab/>String </text:span><text:span text:style-name="T9">noFromDate</text:span><text:span text:style-name="T2"> = </text:span><text:span text:style-name="T9">FromDate</text:span><text:span text:style-name="T2">.getAttribute(</text:span><text:span text:style-name="T7">"value"</text:span><text:span text:style-name="T2">);</text:span></text:p>
      <text:p text:style-name="P1"><text:span text:style-name="T2"><text:tab/><text:tab/>System.</text:span><text:span text:style-name="T6">out</text:span><text:span text:style-name="T2">.println(</text:span><text:span text:style-name="T7">"Value before selecting Date: "</text:span><text:span text:style-name="T2"> + </text:span><text:span text:style-name="T9">noFromDate</text:span><text:span text:style-name="T2">);</text:span></text:p>
      <text:p text:style-name="P2"><text:tab/><text:tab/></text:p>
      <text:p text:style-name="P1"><text:span text:style-name="T2"><text:tab/><text:tab/></text:span><text:span text:style-name="T9">FromDate</text:span><text:span text:style-name="T2">.click();</text:span></text:p>
      <text:p text:style-name="P2"><text:tab/><text:tab/></text:p>
      <text:p text:style-name="P1"><text:span text:style-name="T2"><text:tab/><text:tab/>WebElement </text:span><text:span text:style-name="T9">selectMonth</text:span><text:span text:style-name="T2"> = </text:span><text:span text:style-name="T5">firefox</text:span><text:span text:style-name="T2">.findElement(By.</text:span><text:span text:style-name="T4">xpath</text:span><text:span text:style-name="T2">(</text:span><text:span text:style-name="T7">".//*[@id='ctl00_ContentPlaceholder1_RadDatePicker1_calendar_Title']"</text:span><text:span text:style-name="T2">));</text:span></text:p>
      <text:p text:style-name="P1"><text:span text:style-name="T2"><text:tab/><text:tab/>String </text:span><text:span text:style-name="T9">selectMonthText</text:span><text:span text:style-name="T2"> = </text:span><text:span text:style-name="T9">selectMonth</text:span><text:span text:style-name="T2">.getText();</text:span></text:p>
      <text:p text:style-name="P2"><text:tab/><text:tab/></text:p>
      <text:p text:style-name="P1"><text:span text:style-name="T2"><text:tab/><text:tab/>WebElement </text:span><text:span text:style-name="T9">selectDate</text:span><text:span text:style-name="T2"> = </text:span><text:span text:style-name="T5">firefox</text:span><text:span text:style-name="T2">.findElement(By.</text:span><text:span text:style-name="T4">xpath</text:span><text:span text:style-name="T2">(</text:span><text:span text:style-name="T7">".//*[@id='ctl00_ContentPlaceholder1_RadDatePicker1_calendar_Top']/tbody/tr[1]/td[6]/a"</text:span><text:span text:style-name="T2">));</text:span></text:p>
      <text:p text:style-name="P1"><text:span text:style-name="T2"><text:tab/><text:tab/>String </text:span><text:span text:style-name="T9">selectDateText</text:span><text:span text:style-name="T2"> = </text:span><text:span text:style-name="T9">selectDate</text:span><text:span text:style-name="T2">.getText();</text:span></text:p>
      <text:p text:style-name="P1"><text:span text:style-name="T2"><text:tab/><text:tab/></text:span><text:span text:style-name="T9">selectDate</text:span><text:span text:style-name="T2">.click();</text:span></text:p>
      <text:p text:style-name="P2"><text:tab/><text:tab/></text:p>
      <text:p text:style-name="P1"><text:span text:style-name="T2"><text:tab/><text:tab/>String </text:span><text:span text:style-name="T9">expectedValue</text:span><text:span text:style-name="T2"> = </text:span><text:span text:style-name="T9">selectDateText</text:span><text:span text:style-name="T2"> + </text:span><text:span text:style-name="T7">" "</text:span><text:span text:style-name="T2"> + </text:span><text:span text:style-name="T9">selectMonthText</text:span><text:span text:style-name="T2">;</text:span></text:p>
      <text:p text:style-name="P1"><text:span text:style-name="T2"><text:tab/><text:tab/>System.</text:span><text:span text:style-name="T6">out</text:span><text:span text:style-name="T2">.print(</text:span><text:span text:style-name="T9">expectedValue</text:span><text:span text:style-name="T2">);</text:span></text:p>
      <text:p text:style-name="P2"><text:soft-page-break/><text:tab/><text:tab/></text:p>
      <text:p text:style-name="P2"><text:tab/><text:tab/></text:p>
      <text:p text:style-name="P2"><text:tab/><text:tab/></text:p>
      <text:p text:style-name="P1"><text:span text:style-name="T2"><text:tab/><text:tab/>String </text:span><text:span text:style-name="T9">selectedFromDate</text:span><text:span text:style-name="T2"> = </text:span><text:span text:style-name="T9">FromDate</text:span><text:span text:style-name="T2">.getAttribute(</text:span><text:span text:style-name="T7">"value"</text:span><text:span text:style-name="T2">);</text:span></text:p>
      <text:p text:style-name="P2"><text:tab/><text:tab/></text:p>
      <text:p text:style-name="P1"/>
      <text:p text:style-name="P1"><text:span text:style-name="T2"><text:tab/><text:tab/>SimpleDateFormat </text:span><text:span text:style-name="T9">fromUser</text:span><text:span text:style-name="T2"> = </text:span><text:span text:style-name="T1">new</text:span><text:span text:style-name="T2"> SimpleDateFormat(</text:span><text:span text:style-name="T7">"MM/dd/yyyy"</text:span><text:span text:style-name="T2">);</text:span></text:p>
      <text:p text:style-name="P1"><text:span text:style-name="T2"><text:tab/><text:tab/>SimpleDateFormat </text:span><text:span text:style-name="T9">myFormat</text:span><text:span text:style-name="T2"> = </text:span><text:span text:style-name="T1">new</text:span><text:span text:style-name="T2"> SimpleDateFormat(</text:span><text:span text:style-name="T7">"d MMMM, yyyy"</text:span><text:span text:style-name="T2">);</text:span></text:p>
      <text:p text:style-name="P2"><text:tab/><text:tab/></text:p>
      <text:p text:style-name="P1"><text:span text:style-name="T2"><text:tab/><text:tab/></text:span><text:span text:style-name="T1">try</text:span><text:span text:style-name="T2">{</text:span></text:p>
      <text:p text:style-name="P1"><text:span text:style-name="T2"><text:tab/><text:tab/>String </text:span><text:span text:style-name="T9">reformattedStr</text:span><text:span text:style-name="T2"> = </text:span><text:span text:style-name="T9">myFormat</text:span><text:span text:style-name="T2">.format(</text:span><text:span text:style-name="T9">fromUser</text:span><text:span text:style-name="T2">.parse(</text:span><text:span text:style-name="T9">selectedFromDate</text:span><text:span text:style-name="T2">)).toUpperCase();</text:span></text:p>
      <text:p text:style-name="P1"><text:span text:style-name="T2"><text:tab/><text:tab/>System.</text:span><text:span text:style-name="T6">out</text:span><text:span text:style-name="T2">.println(</text:span><text:span text:style-name="T9">reformattedStr</text:span><text:span text:style-name="T2">);</text:span></text:p>
      <text:p text:style-name="P1"><text:span text:style-name="T2"><text:tab/><text:tab/>Assert.</text:span><text:span text:style-name="T4">assertEquals</text:span><text:span text:style-name="T2">(</text:span><text:span text:style-name="T9">reformattedStr</text:span><text:span text:style-name="T2">, </text:span><text:span text:style-name="T9">expectedValue</text:span><text:span text:style-name="T2">);</text:span></text:p>
      <text:p text:style-name="P1"><text:span text:style-name="T2"><text:tab/><text:tab/>} </text:span><text:span text:style-name="T1">catch</text:span><text:span text:style-name="T2">(Exception </text:span><text:span text:style-name="T9">e</text:span><text:span text:style-name="T2">) {</text:span></text:p>
      <text:p text:style-name="P1"><text:span text:style-name="T2"><text:tab/><text:tab/><text:tab/></text:span><text:span text:style-name="T9">e</text:span><text:span text:style-name="T2">.printStackTrace();</text:span></text:p>
      <text:p text:style-name="P2"><text:tab/><text:tab/>}</text:p>
      <text:p text:style-name="P2"><text:tab/><text:tab/></text:p>
      <text:p text:style-name="P2"><text:tab/><text:tab/></text:p>
      <text:p text:style-name="P2"><text:tab/>}</text:p>
      <text:p text:style-name="P2"><text:tab/></text:p>
      <text:p text:style-name="P2"><text:tab/></text:p>
      <text:p text:style-name="P1"/>
      <text:p text:style-name="P2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P1"><text:span text:style-name="T2">SimpleDateFormat </text:span><text:span text:style-name="T9">fromUser</text:span><text:span text:style-name="T2"> = </text:span><text:span text:style-name="T1">new</text:span><text:span text:style-name="T2"> SimpleDateFormat(</text:span><text:span text:style-name="T7">"MM/dd/yyyy"</text:span><text:span text:style-name="T2">);</text:span></text:p>
      <text:p text:style-name="P1"><text:span text:style-name="T2"><text:tab/><text:tab/>SimpleDateFormat </text:span><text:span text:style-name="T9">myFormat</text:span><text:span text:style-name="T2"> = </text:span><text:span text:style-name="T1">new</text:span><text:span text:style-name="T2"> SimpleDateFormat(</text:span><text:span text:style-name="T7">"d MMMM, yyyy"</text:span><text:span text:style-name="T2">);</text:span></text:p>
      <text:p text:style-name="P2"><text:tab/><text:tab/></text:p>
      <text:p text:style-name="P1"><text:span text:style-name="T2"><text:tab/><text:tab/></text:span></text:p>
      <text:p text:style-name="P1"><text:span text:style-name="T2"><text:tab/><text:tab/>String </text:span><text:span text:style-name="T9">reformattedStr</text:span><text:span text:style-name="T2"> = </text:span><text:span text:style-name="T9">myFormat</text:span><text:span text:style-name="T2">.format(</text:span><text:span text:style-name="T9">fromUser</text:span><text:span text:style-name="T2">.parse(</text:span><text:span text:style-name="T9">"01/05/2014"</text:span><text:span text:style-name="T2">)).toUpperCase();</text:span></text:p>
      <text:p text:style-name="P1"><text:span text:style-name="T2"/></text:p>
      <text:p text:style-name="P1"><text:span text:style-name="T2">Chuyển từ 01/05/2014 sang 5 January, 2014</text:span></text:p>
      <text:p text:style-name="P1"><text:span text:style-name="T2"/></text:p>
      <text:p text:style-name="P1"><text:span text:style-name="T2"/></text:p>
      <text:p text:style-name="P1"><text:span text:style-name="T2">parse từ String ra Date instance</text:span></text:p>
      <text:p text:style-name="P1"><text:span text:style-name="T2">format từ Date instance ra Strin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5S</meta:editing-duration>
    <meta:editing-cycles>6</meta:editing-cycles>
    <meta:generator>OpenOffice/4.1.1$Win32 OpenOffice.org_project/411m6$Build-9775</meta:generator>
    <dc:date>2016-01-18T15:27:10.70</dc:date>
    <meta:document-statistic meta:table-count="0" meta:image-count="0" meta:object-count="0" meta:page-count="3" meta:paragraph-count="77" meta:word-count="172" meta:character-count="2648"/>
    <meta:user-defined meta:name="Info 1"/>
    <meta:user-defined meta:name="Info 2"/>
    <meta:user-defined meta:name="Info 3"/>
    <meta:user-defined meta:name="Info 4"/>
  </office:meta>
</office:document-meta>
</file>